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9af8" officeooo:paragraph-rsid="000f9af8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f9af8" officeooo:paragraph-rsid="000f9af8" style:font-size-asian="16pt" style:font-weight-asian="bold" style:font-size-complex="16pt" style:font-weight-complex="bold"/>
    </style:style>
    <style:style style:name="P3" style:family="paragraph" style:parent-style-name="Standard">
      <style:text-properties style:use-window-font-color="true" fo:font-weight="bold" officeooo:rsid="000f9af8" officeooo:paragraph-rsid="000f9af8" style:font-weight-asian="bold" style:font-weight-complex="bold"/>
    </style:style>
    <style:style style:name="P4" style:family="paragraph" style:parent-style-name="Standard">
      <style:text-properties style:use-window-font-color="true" fo:font-weight="bold" officeooo:rsid="0012f1f7" officeooo:paragraph-rsid="0012f1f7" style:font-weight-asian="bold" style:font-weight-complex="bold"/>
    </style:style>
    <style:style style:name="P5" style:family="paragraph" style:parent-style-name="Standard">
      <style:text-properties style:use-window-font-color="true" fo:font-weight="bold" officeooo:rsid="0012f1f7" officeooo:paragraph-rsid="0013e1e0" style:font-weight-asian="bold" style:font-weight-complex="bold"/>
    </style:style>
    <style:style style:name="P6" style:family="paragraph" style:parent-style-name="Standard">
      <style:text-properties style:use-window-font-color="true" style:text-underline-style="solid" style:text-underline-width="auto" style:text-underline-color="font-color" fo:font-weight="bold" officeooo:rsid="0012f1f7" officeooo:paragraph-rsid="0012f1f7" style:font-weight-asian="bold" style:font-weight-complex="bold"/>
    </style:style>
    <style:style style:name="P7" style:family="paragraph" style:parent-style-name="Standard">
      <style:text-properties fo:color="#000000" fo:font-weight="bold" officeooo:rsid="000f9af8" officeooo:paragraph-rsid="000f9af8" style:font-weight-asian="bold" style:font-weight-complex="bold"/>
    </style:style>
    <style:style style:name="P8" style:family="paragraph" style:parent-style-name="Standard">
      <style:text-properties fo:color="#009900" fo:language="es" fo:country="ES" fo:font-weight="bold" officeooo:rsid="00114e3c" officeooo:paragraph-rsid="00114e3c" style:font-weight-asian="bold" style:font-weight-complex="bold"/>
    </style:style>
    <style:style style:name="P9" style:family="paragraph" style:parent-style-name="Standard">
      <style:text-properties fo:color="#009900" fo:language="es" fo:country="ES" fo:font-weight="bold" officeooo:rsid="00114e3c" officeooo:paragraph-rsid="001174c9" style:font-weight-asian="bold" style:font-weight-complex="bold"/>
    </style:style>
    <style:style style:name="P10" style:family="paragraph" style:parent-style-name="Standard">
      <style:text-properties fo:color="#0000ff" fo:font-weight="bold" officeooo:rsid="000f9af8" officeooo:paragraph-rsid="000f9af8" style:font-weight-asian="bold" style:font-weight-complex="bold"/>
    </style:style>
    <style:style style:name="P11" style:family="paragraph" style:parent-style-name="Standard">
      <style:text-properties fo:color="#009933" fo:font-weight="bold" officeooo:rsid="0012f1f7" officeooo:paragraph-rsid="0012f1f7" style:font-weight-asian="bold" style:font-weight-complex="bold"/>
    </style:style>
    <style:style style:name="P12" style:family="paragraph" style:parent-style-name="Standard">
      <style:text-properties style:use-window-font-color="true" fo:font-weight="bold" officeooo:rsid="0012f1f7" officeooo:paragraph-rsid="0012f1f7" style:font-weight-asian="bold" style:font-weight-complex="bold"/>
    </style:style>
    <style:style style:name="P13" style:family="paragraph" style:parent-style-name="Standard">
      <style:text-properties style:use-window-font-color="true" fo:font-weight="bold" officeooo:rsid="00164016" officeooo:paragraph-rsid="00164016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use-window-font-color="true" fo:font-style="italic" fo:font-weight="bold" officeooo:rsid="0012f1f7" officeooo:paragraph-rsid="0012f1f7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center" style:justify-single-word="false"/>
      <style:text-properties style:use-window-font-color="true" fo:font-style="italic" fo:font-weight="bold" officeooo:rsid="00164016" officeooo:paragraph-rsid="00164016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fo:font-size="13pt" fo:font-style="italic" fo:font-weight="bold" officeooo:rsid="0012f1f7" officeooo:paragraph-rsid="0012f1f7" style:font-size-asian="13pt" style:font-style-asian="italic" style:font-weight-asian="bold" style:font-size-complex="13pt" style:font-style-complex="italic" style:font-weight-complex="bold"/>
    </style:style>
    <style:style style:name="P17" style:family="paragraph" style:parent-style-name="Standard">
      <style:paragraph-properties fo:text-align="center" style:justify-single-word="false"/>
      <style:text-properties style:use-window-font-color="true" fo:font-size="16pt" fo:font-style="italic" style:text-underline-style="solid" style:text-underline-width="auto" style:text-underline-color="font-color" fo:font-weight="bold" officeooo:rsid="00164016" officeooo:paragraph-rsid="00164016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color="#0000ff"/>
    </style:style>
    <style:style style:name="T2" style:family="text">
      <style:text-properties fo:color="#0000ff" officeooo:rsid="0013e1e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ff9900"/>
    </style:style>
    <style:style style:name="T5" style:family="text">
      <style:text-properties style:text-underline-style="none"/>
    </style:style>
    <style:style style:name="T6" style:family="text">
      <style:text-properties fo:color="#66ff99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1174c9"/>
    </style:style>
    <style:style style:name="T9" style:family="text">
      <style:text-properties fo:language="en" fo:country="US" officeooo:rsid="0012f1f7"/>
    </style:style>
    <style:style style:name="T10" style:family="text">
      <style:text-properties fo:color="#009933"/>
    </style:style>
    <style:style style:name="T11" style:family="text">
      <style:text-properties fo:color="#009933" officeooo:rsid="0013e1e0"/>
    </style:style>
    <style:style style:name="T12" style:family="text">
      <style:text-properties officeooo:rsid="0013e1e0"/>
    </style:style>
    <style:style style:name="T13" style:family="text">
      <style:text-properties officeooo:rsid="00164016"/>
    </style:style>
    <style:style style:name="T14" style:family="text">
      <style:text-properties fo:color="#ff420e" officeooo:rsid="00164016"/>
    </style:style>
    <style:style style:name="T15" style:family="text">
      <style:text-properties fo:color="#000000" officeooo:rsid="001640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pitulo 2:</text:p>
      <text:p text:style-name="P1"/>
      <text:p text:style-name="P2">Capitulo 3:</text:p>
      <text:p text:style-name="P7"><text:tab/></text:p>
      <text:p text:style-name="P7"><text:span text:style-name="T5">- </text:span>Funcion constante "<text:span text:style-name="T1">const</text:span>":</text:p>
      <text:p text:style-name="P3"/>
      <text:p text:style-name="P8">Evita que la función modifique el objeto al que pertenece, si lo hace, da error de compilación.</text:p>
      <text:p text:style-name="P9">Página <text:span text:style-name="T7">69 </text:span><text:span text:style-name="T8">y <text:s/>Fig. 03_01 en </text:span><text:span text:style-name="T9">el</text:span><text:span text:style-name="T8"> proyecto de visual studio.</text:span></text:p>
      <text:p text:style-name="P3"/>
      <text:p text:style-name="P3"><text:span text:style-name="T1">class </text:span><text:span text:style-name="T6">LibroCalificaciones</text:span><text:span text:style-name="T1"> </text:span></text:p>
      <text:p text:style-name="P3">{</text:p>
      <text:p text:style-name="P10"><text:tab/>public:</text:p>
      <text:p text:style-name="P3"><text:span text:style-name="T1"><text:tab/><text:tab/>void </text:span>mostrarMensaje() <text:span text:style-name="T1">const</text:span></text:p>
      <text:p text:style-name="P3"><text:span text:style-name="T1"><text:tab/><text:tab/></text:span>{</text:p>
      <text:p text:style-name="P3"><text:span text:style-name="T1"><text:tab/><text:tab/><text:tab/></text:span>cout &lt;&lt; <text:span text:style-name="T4">"Bienvenido al libro de calificaciones!"</text:span> &lt;&lt; endl;</text:p>
      <text:p text:style-name="P3"><text:span text:style-name="T1"><text:tab/><text:tab/></text:span>}</text:p>
      <text:p text:style-name="P3">}</text:p>
      <text:p text:style-name="P3"/>
      <text:p text:style-name="P4">- Tipo "<text:span text:style-name="T1">explicit</text:span>":</text:p>
      <text:p text:style-name="P6"/>
      <text:p text:style-name="P4">- Tipo "<text:span text:style-name="T1">operator</text:span>":</text:p>
      <text:p text:style-name="P11">http://<text:span text:style-name="T3">en.cppreference.com</text:span>/w/cpp/language/explicit</text:p>
      <text:p text:style-name="P11">Coge el valor asignado al 'operator bool()' cuando se llama directamente al nombre de la instancia</text:p>
      <text:p text:style-name="P5"><text:line-break/><text:span text:style-name="T1">struct</text:span> A<text:line-break/>{<text:line-break/> <text:tab/>A(<text:span text:style-name="T1">int</text:span>) { } <text:s text:c="5"/>/<text:span text:style-name="T10">/ converting constructor</text:span><text:line-break/> <text:tab/>A(<text:span text:style-name="T1">int</text:span>, <text:span text:style-name="T1">int</text:span>) { } <text:span text:style-name="T10">// converting constructor (C++11)</text:span></text:p>
      <text:p text:style-name="P5"><text:span text:style-name="T11"><text:tab/></text:span><text:span text:style-name="T2">bool</text:span><text:span text:style-name="T11"> </text:span><text:span text:style-name="T12">x =</text:span><text:span text:style-name="T11"> </text:span><text:span text:style-name="T2">true</text:span><text:span text:style-name="T12">;</text:span><text:line-break/> <text:tab/><text:span text:style-name="T1">operator</text:span> <text:span text:style-name="T1">bool</text:span>() <text:span text:style-name="T1">const</text:span> { <text:span text:style-name="T1">return</text:span> <text:span text:style-name="T1">true</text:span>; }<text:span text:style-name="T10"> // Devuelve true cuando se llama a una instancia</text:span><text:line-break/>};</text:p>
      <text:p text:style-name="P4"/>
      <text:p text:style-name="P4"><text:span text:style-name="T1">int</text:span> main(){</text:p>
      <text:p text:style-name="P4"><text:tab/>A a = <text:span text:style-name="T1">new</text:span> A();</text:p>
      <text:p text:style-name="P4"><text:tab/><text:span text:style-name="T1">if</text:span>(a){ <text:span text:style-name="T10">// Coge el valor de "operator" de la estructura de datos "A" que es true</text:span></text:p>
      <text:p text:style-name="P4"><text:tab/><text:tab/><text:span text:style-name="T10">// Se va a iniciar porque el operator de "A" es true</text:span></text:p>
      <text:p text:style-name="P4"><text:tab/>}</text:p>
      <text:p text:style-name="P4"><text:tab/><text:span text:style-name="T1">return</text:span> 0;</text:p>
      <text:p text:style-name="P4">}</text:p>
      <text:p text:style-name="P17">CAPITULO 4</text:p>
      <text:p text:style-name="P15"/>
      <text:p text:style-name="P14"/>
      <text:p text:style-name="P16"><text:span text:style-name="T13">-</text:span> <text:span text:style-name="T14">++ </text:span><text:span text:style-name="T15">y</text:span><text:span text:style-name="T14"> -- </text:span></text:p>
      <text:p text:style-name="P14"><text:span text:style-name="T14"/></text:p>
      <text:p text:style-name="P13">--x , se decrementa antes de utilizar la variable x.</text:p>
      <text:p text:style-name="P13">x++, se incrementa despues de utiliar la varable x.</text:p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4M48S</meta:editing-duration>
    <meta:editing-cycles>6</meta:editing-cycles>
    <meta:generator>LibreOffice/5.2.6.2$Windows_x86 LibreOffice_project/a3100ed2409ebf1c212f5048fbe377c281438fdc</meta:generator>
    <dc:date>2017-10-27T11:53:05.034000000</dc:date>
    <meta:document-statistic meta:table-count="0" meta:image-count="0" meta:object-count="0" meta:page-count="1" meta:paragraph-count="32" meta:word-count="181" meta:character-count="1029" meta:non-whitespace-character-count="845"/>
    <meta:user-defined meta:name="Info 1"/>
    <meta:user-defined meta:name="Info 2"/>
    <meta:user-defined meta:name="Info 3"/>
    <meta:user-defined meta:name="Info 4"/>
  </office:meta>
</office:document-meta>
</file>